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22. January 2020</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March 2020</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2914573913661276460"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2296147"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2303862"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374254811604497562"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2287989"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2283724"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2296715"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2313988"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80"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2299830"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7842334322861497187"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228194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2309768"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228561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2283917" text:continue-numbering="true" text:style-name="WW8Num2">
        <text:list-item>
          <text:p text:style-name="P63">Webapplication to run an online web shop.</text:p>
        </text:list-item>
        <text:list-item>
          <text:p text:style-name="P63">Generic webshop for all kinds of businesses.</text:p>
        </text:list-item>
      </text:list>
      <text:list xml:id="list6681547791637693747"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2282245"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2290802"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2288300"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2305207"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2300913"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2294757"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2288148"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2285731"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2308119"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2301206"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2299413"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2307422"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1-22T12:08:13.84</dc:date>
    <meta:editing-cycles>96</meta:editing-cycles>
    <meta:editing-duration>PT2H39M25S</meta:editing-duration>
    <meta:document-statistic meta:table-count="55" meta:image-count="1" meta:object-count="0" meta:page-count="26" meta:paragraph-count="1178" meta:word-count="6321" meta:character-count="42480"/>
    <meta:template xlink:type="simple" xlink:actuate="onRequest" xlink:title="" xlink:href="Normal.dotm"/>
  </office:meta>
</office:document-meta>
</file>